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69ef" officeooo:paragraph-rsid="000a69ef"/>
    </style:style>
    <style:style style:name="P2" style:family="paragraph" style:parent-style-name="Standard">
      <style:paragraph-properties fo:text-align="center" style:justify-single-word="false"/>
      <style:text-properties officeooo:rsid="000a69ef" officeooo:paragraph-rsid="000a69ef"/>
    </style:style>
    <style:style style:name="P3" style:family="paragraph" style:parent-style-name="Standard">
      <style:paragraph-properties fo:text-align="justify" style:justify-single-word="false"/>
      <style:text-properties officeooo:rsid="000a69ef" officeooo:paragraph-rsid="000a69ef"/>
    </style:style>
    <style:style style:name="P4" style:family="paragraph" style:parent-style-name="Standard">
      <style:paragraph-properties fo:text-align="justify" style:justify-single-word="false"/>
      <style:text-properties officeooo:rsid="000c9499" officeooo:paragraph-rsid="000c9499"/>
    </style:style>
    <style:style style:name="P5" style:family="paragraph" style:parent-style-name="Standard">
      <style:paragraph-properties fo:text-align="center" style:justify-single-word="false"/>
      <style:text-properties officeooo:rsid="000c9499" officeooo:paragraph-rsid="000c9499"/>
    </style:style>
    <style:style style:name="P6" style:family="paragraph" style:parent-style-name="Standard">
      <style:paragraph-properties fo:text-align="end" style:justify-single-word="false"/>
      <style:text-properties officeooo:rsid="000d6385" officeooo:paragraph-rsid="000d6385"/>
    </style:style>
    <style:style style:name="P7" style:family="paragraph" style:parent-style-name="Standard">
      <style:paragraph-properties fo:text-align="justify" style:justify-single-word="false"/>
      <style:text-properties officeooo:rsid="000d6385" officeooo:paragraph-rsid="000d6385"/>
    </style:style>
    <style:style style:name="P8" style:family="paragraph" style:parent-style-name="Standard">
      <style:paragraph-properties fo:text-align="center" style:justify-single-word="false"/>
      <style:text-properties officeooo:rsid="000d6385" officeooo:paragraph-rsid="000d6385"/>
    </style:style>
    <style:style style:name="P9" style:family="paragraph" style:parent-style-name="Standard">
      <style:paragraph-properties fo:text-align="justify" style:justify-single-word="false"/>
      <style:text-properties officeooo:rsid="000e8867" officeooo:paragraph-rsid="000e8867"/>
    </style:style>
    <style:style style:name="P10" style:family="paragraph" style:parent-style-name="Standard">
      <style:paragraph-properties fo:text-align="end" style:justify-single-word="false"/>
      <style:text-properties officeooo:rsid="000e8867" officeooo:paragraph-rsid="000e8867"/>
    </style:style>
    <style:style style:name="T1" style:family="text">
      <style:text-properties officeooo:rsid="000ac74e"/>
    </style:style>
    <style:style style:name="T2" style:family="text">
      <style:text-properties officeooo:rsid="000c9499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" style:font-name-asian="Droid Sans Fallback" style:font-name-complex="Noto Sans Devanagari"/>
    </style:style>
    <style:style style:name="T6" style:family="text">
      <style:text-properties style:font-name="Liberation Serif" fo:font-weight="bold" style:font-name-asian="Droid Sans Fallback" style:font-weight-asian="bold" style:font-name-complex="Noto Sans Devanagari" style:font-weight-complex="bold"/>
    </style:style>
    <style:style style:name="T7" style:family="text">
      <style:text-properties style:font-name="Liberation Serif" fo:font-weight="bold" officeooo:rsid="000eee57" style:font-name-asian="Droid Sans Fallback" style:font-weight-asian="bold" style:font-name-complex="Noto Sans Devanagari" style:font-weight-complex="bold"/>
    </style:style>
    <style:style style:name="T8" style:family="text">
      <style:text-properties style:font-name="Liberation Serif" fo:font-weight="normal" style:font-name-asian="Droid Sans Fallback" style:font-weight-asian="normal" style:font-name-complex="Noto Sans Devanagari" style:font-weight-complex="normal"/>
    </style:style>
    <style:style style:name="T9" style:family="text">
      <style:text-properties style:font-name="Liberation Serif" fo:font-weight="normal" officeooo:rsid="000e8867" style:font-name-asian="Droid Sans Fallback" style:font-weight-asian="normal" style:font-name-complex="Noto Sans Devanagari" style:font-weight-complex="normal"/>
    </style:style>
    <style:style style:name="T10" style:family="text">
      <style:text-properties style:font-name="Liberation Serif" fo:font-weight="normal" officeooo:rsid="000fd0d4" style:font-name-asian="Droid Sans Fallback" style:font-weight-asian="normal" style:font-name-complex="Noto Sans Devanagari" style:font-weight-complex="normal"/>
    </style:style>
    <style:style style:name="T11" style:family="text">
      <style:text-properties style:font-name="Liberation Serif" fo:font-weight="normal" officeooo:rsid="00100a84" style:font-name-asian="Droid Sans Fallback" style:font-weight-asian="normal" style:font-name-complex="Noto Sans Devanagari" style:font-weight-complex="normal"/>
    </style:style>
    <style:style style:name="T12" style:family="text">
      <style:text-properties fo:font-weight="bold" officeooo:rsid="000ac74e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.a):</text:p>
      <text:p text:style-name="P1"/>
      <text:p text:style-name="P1">Se construyen las siguientes matrices:</text:p>
      <text:p text:style-name="P2"><draw:frame draw:style-name="fr1" draw:name="Object1" text:anchor-type="as-char" svg:y="-0.377cm" svg:width="2.173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Object2" text:anchor-type="as-char" svg:y="-0.437cm" svg:width="3.011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3"><text:tab/>Donde X es una matriz nxn con entradas reales aleatorias con distribución uniforme en el intervalo [-1,1]. Y es Una matrix 2xn con entradas igualmente aleatorias con distribución aleatoria en el mismo intervalo.</text:p>
      <text:p text:style-name="P3"><text:tab/><text:span text:style-name="T1">Probaremos: simetría, definida positiva, y dominancia estricta.</text:span></text:p>
      <text:p text:style-name="P3"/>
      <text:p text:style-name="P3"><text:tab/>*<text:span text:style-name="T12">Simetría</text:span><text:span text:style-name="T1">: A₁ no es necesariamente simétrica, puesto que las entradas de X son aleatorias y el término nI solo afecta a la diagonal de X, quien no determina la simetría. Veamos un ejemplo:</text:span></text:p>
      <text:p text:style-name="P3"/>
      <text:p text:style-name="P2"><draw:frame draw:style-name="fr1" draw:name="Object3" text:anchor-type="as-char" svg:y="-0.64cm" svg:width="5.203cm" svg:height="1.0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3"><text:tab/><text:span text:style-name="T2">Y esta matriz claramente no es simétrica. Por otro lado, A₂ sí es simétrica, veamos porqué:</text:span></text:p>
      <text:p text:style-name="P4">Primero vemos que <draw:frame draw:style-name="fr1" draw:name="Object4" text:anchor-type="as-char" svg:y="-0.437cm" svg:width="0.921cm" svg:height="0.527cm" draw:z-index="3"><draw:object xlink:href="./Object 4" xlink:type="simple" xlink:show="embed" xlink:actuate="onLoad"/><draw:image xlink:href="./ObjectReplacements/Object 4" xlink:type="simple" xlink:show="embed" xlink:actuate="onLoad"/></draw:frame>Es claramente simétrica:</text:p>
      <text:p text:style-name="P4"/>
      <text:p text:style-name="P5"><draw:frame draw:style-name="fr1" draw:name="Object5" text:anchor-type="as-char" svg:y="-0.437cm" svg:width="3.941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4"><text:tab/>Lo que implica que es simétrica. Además, La identidad es simétrica, y multiplicar por una constante no altera su simetría. Finalmente, la suma de dos matrices simétricas es simétrica, así que Ạ₂ es simétrica.</text:p>
      <text:p text:style-name="P4"/>
      <text:p text:style-name="P6"><text:span text:style-name="T3">□</text:span></text:p>
      <text:p text:style-name="P7"><text:span text:style-name="T5"><text:tab/>*</text:span><text:span text:style-name="T6">Diagonal dominante estricta: </text:span><text:span text:style-name="T8">A₁ NO es diagonal dominante estricta, veamos un ejemplo:</text:span></text:p>
      <text:p text:style-name="P7"><text:span text:style-name="T8">si:</text:span></text:p>
      <text:p text:style-name="P8"><text:span text:style-name="T8"><text:tab/></text:span><text:span text:style-name="T8"><draw:frame draw:style-name="fr1" draw:name="Object6" text:anchor-type="as-char" svg:y="-0.917cm" svg:width="7.375cm" svg:height="1.623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8"><text:span text:style-name="T8"/></text:p>
      <text:p text:style-name="P7"><text:span text:style-name="T8"><text:tab/>Que claramente no es dominante estrica.</text:span></text:p>
      <text:p text:style-name="P7"><text:span text:style-name="T8"/></text:p>
      <text:p text:style-name="P7"><text:span text:style-name="T8"><text:tab/>A₂ tampoco lo es:</text:span></text:p>
      <text:p text:style-name="P7"><text:span text:style-name="T8"/></text:p>
      <text:p text:style-name="P8"><text:span text:style-name="T8"><draw:frame draw:style-name="fr1" draw:name="Object7" text:anchor-type="as-char" svg:y="-0.917cm" svg:width="11.109cm" svg:height="1.623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7"><text:span text:style-name="T8"><text:tab/></text:span><text:span text:style-name="T9">Y vemos que claramente no es dominante estricta. </text:span></text:p>
      <text:p text:style-name="P10"><text:span text:style-name="T4">□</text:span></text:p>
      <text:p text:style-name="P10"><text:span text:style-name="T8"/></text:p>
      <text:p text:style-name="P9"><text:span text:style-name="T8"><text:tab/>*</text:span><text:span text:style-name="T7">Definida positiva: </text:span></text:p>
      <text:p text:style-name="P9"><text:span text:style-name="T7"><text:tab/></text:span><text:span text:style-name="T10">Vemos que ambas matrices tienen diagonales positivas, y en el caso <text:s/>de la matrix A₂, también es simétrica. </text:span><text:span text:style-name="T11">Así que A₂ tiene que ser definida positi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8:52:17.083632993</meta:creation-date>
    <dc:date>2018-11-17T21:23:22.320702893</dc:date>
    <meta:editing-duration>PT5M35S</meta:editing-duration>
    <meta:editing-cycles>2</meta:editing-cycles>
    <meta:generator>LibreOffice/6.1.3.2$Linux_X86_64 LibreOffice_project/10$Build-2</meta:generator>
    <meta:document-statistic meta:table-count="0" meta:image-count="0" meta:object-count="7" meta:page-count="1" meta:paragraph-count="23" meta:word-count="205" meta:character-count="1234" meta:non-whitespace-character-count="1039"/>
  </office:meta>
</office:document-meta>
</file>

<file path=Object 1/content.xml><?xml version="1.0" encoding="utf-8"?>
<math xmlns="http://www.w3.org/1998/Math/MathML" display="block">
  <semantics>
    <mrow>
      <mi>A</mi>
      <mrow>
        <mn>₁</mn>
        <mo stretchy="false">=</mo>
        <mrow>
          <mi>X</mi>
          <mo stretchy="false">+</mo>
          <mi>n</mi>
        </mrow>
      </mrow>
      <mi>I</mi>
    </mrow>
    <annotation encoding="StarMath 5.0">A₁ = X + n I</annotation>
  </semantics>
</math>
</file>

<file path=Object 2/content.xml><?xml version="1.0" encoding="utf-8"?>
<math xmlns="http://www.w3.org/1998/Math/MathML" display="block">
  <semantics>
    <mrow>
      <mrow>
        <msub>
          <mi>A</mi>
          <mn>2</mn>
        </msub>
        <mo stretchy="false">=</mo>
        <msup>
          <mi>Y</mi>
          <mi>t</mi>
        </msup>
      </mrow>
      <mrow>
        <mi>Y</mi>
        <mo stretchy="false">+</mo>
        <msup>
          <mn>10</mn>
          <mrow>
            <mo stretchy="false">−</mo>
            <mn>3</mn>
          </mrow>
        </msup>
      </mrow>
      <mi>I</mi>
    </mrow>
    <annotation encoding="StarMath 5.0">A_2=Y^t Y + 10^-3 I</annotation>
  </semantics>
</math>
</file>

<file path=Object 3/content.xml><?xml version="1.0" encoding="utf-8"?>
<math xmlns="http://www.w3.org/1998/Math/MathML" display="block">
  <semantics>
    <mrow>
      <mrow>
        <msub>
          <mi>A</mi>
          <mn>1</mn>
        </msub>
        <mo stretchy="false">=</mo>
        <mrow>
          <mrow>
            <mo fence="true" stretchy="true">[</mo>
            <mrow>
              <mtable>
                <mtr>
                  <mtd>
                    <mn>1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1</mn>
                  </mtd>
                </mtr>
              </mtable>
            </mrow>
            <mo fence="true" stretchy="true">]</mo>
          </mrow>
          <mo stretchy="false">+</mo>
          <mn>2</mn>
        </mrow>
      </mrow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</mn>
                </mtd>
                <mtd>
                  <mn>1</mn>
                </mtd>
              </mtr>
              <mtr>
                <mtd>
                  <mn>0</mn>
                </mtd>
                <mtd>
                  <mn>3</mn>
                </mtd>
              </mtr>
            </mtable>
          </mrow>
          <mo fence="true" stretchy="true">]</mo>
        </mrow>
      </mrow>
    </mrow>
    <annotation encoding="StarMath 5.0">A_1 = left [matrix{ 1#1 ## 0#1 } right] + 2 left[ matrix{1#0 ## 0#1} right] = left[ matrix{3#1 ## 0#3} right]</annotation>
  </semantics>
</math>
</file>

<file path=Object 4/content.xml><?xml version="1.0" encoding="utf-8"?>
<math xmlns="http://www.w3.org/1998/Math/MathML" display="block">
  <semantics>
    <mrow>
      <msup>
        <mi>Y</mi>
        <mi>t</mi>
      </msup>
      <mi>Y</mi>
    </mrow>
    <annotation encoding="StarMath 5.0">Y^t Y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sup>
                  <mi>Y</mi>
                  <mi>t</mi>
                </msup>
                <mi>Y</mi>
              </mrow>
            </mrow>
            <mo fence="true" stretchy="false">)</mo>
          </mrow>
          <mi>t</mi>
        </msup>
        <mo stretchy="false">=</mo>
        <msup>
          <mi>Y</mi>
          <mi>t</mi>
        </msup>
      </mrow>
      <mrow>
        <msup>
          <mrow>
            <mo fence="true" stretchy="false">(</mo>
            <mrow>
              <msup>
                <mi>Y</mi>
                <mi>t</mi>
              </msup>
            </mrow>
            <mo fence="true" stretchy="false">)</mo>
          </mrow>
          <mi>t</mi>
        </msup>
        <mo stretchy="false">=</mo>
        <msup>
          <mi>Y</mi>
          <mi>t</mi>
        </msup>
      </mrow>
      <mi>Y</mi>
    </mrow>
    <annotation encoding="StarMath 5.0">(Y^t Y)^t = Y^t (Y^t)^t = Y^t Y</annotation>
  </semantics>
</math>
</file>

<file path=Object 6/content.xml><?xml version="1.0" encoding="utf-8"?>
<math xmlns="http://www.w3.org/1998/Math/MathML" display="block">
  <semantics>
    <mrow>
      <mrow>
        <msub>
          <mi>A</mi>
          <mn>1</mn>
        </msub>
        <mo stretchy="false">=</mo>
        <mrow>
          <mrow>
            <mo fence="true" stretchy="true">[</mo>
            <mrow>
              <mtable>
                <mtr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</mtr>
              </mtable>
            </mrow>
            <mo fence="true" stretchy="true">]</mo>
          </mrow>
          <mo stretchy="false">+</mo>
          <mn>3</mn>
        </mrow>
      </mrow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2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4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4</mn>
                </mtd>
              </mtr>
            </mtable>
          </mrow>
          <mo fence="true" stretchy="true">]</mo>
        </mrow>
      </mrow>
    </mrow>
    <annotation encoding="StarMath 5.0">A_1 = left[ matrix{-1#1#1 ## 0#1#0 ## 1#0# 1} right] + 3 left[ matrix{1#0#0 ## 0#1#0 ## 0#0#1}  right] = left[ matrix{2#1#1 ## 0#4#0 ## 1#0#4} right]</annotation>
  </semantics>
</math>
</file>

<file path=Object 7/content.xml><?xml version="1.0" encoding="utf-8"?>
<math xmlns="http://www.w3.org/1998/Math/MathML" display="block">
  <semantics>
    <mrow>
      <mrow>
        <msub>
          <mi>A</mi>
          <mn>2</mn>
        </msub>
        <mo stretchy="false">=</mo>
        <mrow>
          <mo fence="true" stretchy="true">[</mo>
          <mrow>
            <mtable>
              <mtr>
                <mtd>
                  <mrow>
                    <mn>1</mn>
                    <mo stretchy="false">/</mo>
                    <mn>2</mn>
                  </mrow>
                </mtd>
                <mtd>
                  <mn>0</mn>
                </mtd>
              </mtr>
              <mtr>
                <mtd>
                  <mn>1</mn>
                </mtd>
                <mtd>
                  <mrow>
                    <mn>1</mn>
                    <mo stretchy="false">/</mo>
                    <mn>2</mn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n>1</mn>
                    <mo stretchy="false">/</mo>
                    <mn>2</mn>
                  </mrow>
                </mtd>
                <mtd>
                  <mn>1</mn>
                </mtd>
              </mtr>
              <mtr>
                <mtd>
                  <mn>0</mn>
                </mtd>
                <mtd>
                  <mrow>
                    <mn>1</mn>
                    <mo stretchy="false">/</mo>
                    <mn>2</mn>
                  </mrow>
                </mtd>
              </mtr>
            </mtable>
          </mrow>
          <mo fence="true" stretchy="true">]</mo>
        </mrow>
        <mo stretchy="false">+</mo>
        <msup>
          <mn>10</mn>
          <mrow>
            <mo stretchy="false">−</mo>
            <mn>3</mn>
          </mrow>
        </msup>
      </mrow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n>1</mn>
                      <mo stretchy="false">/</mo>
                      <mn>4</mn>
                    </mrow>
                  </mtd>
                  <mtd>
                    <mrow>
                      <mn>1</mn>
                      <mo stretchy="false">/</mo>
                      <mn>2</mn>
                    </mrow>
                  </mtd>
                </mtr>
                <mtr>
                  <mtd>
                    <mn>1</mn>
                  </mtd>
                  <mtd>
                    <mrow>
                      <mn>1</mn>
                      <mo stretchy="false">/</mo>
                      <mn>2</mn>
                    </mrow>
                  </mtd>
                </mtr>
              </mtable>
            </mrow>
            <mo fence="true" stretchy="true">]</mo>
          </mrow>
          <mo stretchy="false">+</mo>
          <msup>
            <mn>10</mn>
            <mrow>
              <mo stretchy="false">−</mo>
              <mn>3</mn>
            </mrow>
          </msup>
        </mrow>
      </mrow>
      <mi>I</mi>
    </mrow>
    <annotation encoding="StarMath 5.0">A_2 = left[matrix{1/2#0 ## 1# 1/2} right] left[ matrix{1/2#1 ## 0#1/2}  right] + 10^-3 left[ matrix {1#0#0 ## 0#1#0 ## 0#0#1} right] = left[ matrix{ 1/4#1/2 ## 1#1/2 } right] + 10^-3 I</annotation>
  </semantics>
</math>
</file>